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number-columns-repeated="9" table:style-name="ce2" office:value-type="string" calcext:value-type="string">
            <text:p><text:s/>Non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9" office:value-type="string" calcext:value-type="string">
            <text:p><text:s/>None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9" office:value-type="string" calcext:value-type="string">
            <text:p><text:s/>None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15:38.967118545</meta:creation-date>
    <dc:date>2015-10-13T11:47:49.698763050</dc:date>
    <meta:editing-duration>PT17M</meta:editing-duration>
    <meta:editing-cycles>1</meta:editing-cycles>
    <meta:document-statistic meta:table-count="1" meta:cell-count="413" meta:object-count="0"/>
    <meta:generator>LibreOffice/4.2.8.2$Linux_X86_64 LibreOffice_project/420m0$Build-2</meta:generator>
  </office:meta>
</office:document-meta>
</file>